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ortletSessionScopeMap.entry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rtletSessionScopeMap.keySet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rtletSessionScopeMap.get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SessionScopeMap.PortletSessionScopeMap( Port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ortletSessionScopeMap.values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PortletSessionScopeMap.clear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SessionScopeMap.key( Object key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ortletSessionScopeMap.hashCod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SessionScopeMap.remove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ortletSessionScopeMap.siz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PortletSessionScopeMap.putAll( Map map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SessionScopeMap.sessionExists(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PortletSessionScopeMap.isEmpty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ortletSessionScopeMap.equals( Object o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SessionScopeMap.containsValue( Object value )</text:p>
          </table:table-cell>
          <table:table-cell office:value-type="float" office:value="5">
            <text:p text:style-name="Table_20_Contents">5</text:p>
          </table:table-cell>
          <table:table-cell office:value-type="float" office:value="3">
            <text:p text:style-name="Table_20_Contents">3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ortletSessionScopeMap.containsKey( Object key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ortletSessionScopeMap.put( Object key , Object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